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dea9d" officeooo:paragraph-rsid="002dea9d"/>
    </style:style>
    <style:style style:name="P2" style:family="paragraph" style:parent-style-name="Standard">
      <style:text-properties fo:language="zxx" fo:country="none" officeooo:rsid="001effa6" officeooo:paragraph-rsid="001effa6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1effa6" officeooo:paragraph-rsid="002aeeec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1effa6" officeooo:paragraph-rsid="002dea9d" style:language-asian="zxx" style:country-asian="none" style:language-complex="zxx" style:country-complex="none"/>
    </style:style>
    <style:style style:name="P5" style:family="paragraph" style:parent-style-name="Standard">
      <style:paragraph-properties fo:line-height="150%"/>
      <style:text-properties fo:language="zxx" fo:country="none" officeooo:rsid="001effa6" officeooo:paragraph-rsid="002dea9d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450abe" officeooo:paragraph-rsid="00450abe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450abe" officeooo:paragraph-rsid="00a2bf81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2dea9d" officeooo:paragraph-rsid="002dea9d" style:language-asian="zxx" style:country-asian="none" style:language-complex="zxx" style:country-complex="none"/>
    </style:style>
    <style:style style:name="P9" style:family="paragraph" style:parent-style-name="Standard">
      <style:text-properties fo:color="#3465a4" fo:language="zxx" fo:country="none" style:text-underline-style="solid" style:text-underline-width="auto" style:text-underline-color="font-color" officeooo:rsid="001effa6" officeooo:paragraph-rsid="001effa6" style:language-asian="zxx" style:country-asian="none" style:language-complex="zxx" style:country-complex="none"/>
    </style:style>
    <style:style style:name="P10" style:family="paragraph" style:parent-style-name="Standard">
      <style:text-properties fo:color="#3465a4" fo:language="zxx" fo:country="none" style:text-underline-style="solid" style:text-underline-width="auto" style:text-underline-color="font-color" officeooo:rsid="001effa6" officeooo:paragraph-rsid="002dea9d" style:language-asian="zxx" style:country-asian="none" style:language-complex="zxx" style:country-complex="none"/>
    </style:style>
    <style:style style:name="P11" style:family="paragraph" style:parent-style-name="Standard">
      <style:text-properties fo:color="#3465a4" fo:language="zxx" fo:country="none" style:text-underline-style="solid" style:text-underline-width="auto" style:text-underline-color="font-color" officeooo:rsid="00831888" officeooo:paragraph-rsid="00831888" style:language-asian="zxx" style:country-asian="none" style:language-complex="zxx" style:country-complex="none"/>
    </style:style>
    <style:style style:name="P12" style:family="paragraph" style:parent-style-name="Standard">
      <style:text-properties fo:color="#3465a4" fo:language="zxx" fo:country="none" style:text-underline-style="solid" style:text-underline-width="auto" style:text-underline-color="font-color" officeooo:rsid="00450abe" officeooo:paragraph-rsid="00a2bf81" style:language-asian="zxx" style:country-asian="none" style:language-complex="zxx" style:country-complex="none"/>
    </style:style>
    <style:style style:name="P13" style:family="paragraph" style:parent-style-name="Standard">
      <style:text-properties style:use-window-font-color="true" fo:language="zxx" fo:country="none" style:text-underline-style="none" officeooo:rsid="001effa6" officeooo:paragraph-rsid="002dea9d" style:language-asian="zxx" style:country-asian="none" style:language-complex="zxx" style:country-complex="none"/>
    </style:style>
    <style:style style:name="P14" style:family="paragraph" style:parent-style-name="Standard">
      <style:paragraph-properties fo:margin-top="0.0791in" fo:margin-bottom="0.0791in" loext:contextual-spacing="false"/>
      <style:text-properties style:use-window-font-color="true" fo:language="zxx" fo:country="none" style:text-underline-style="none" officeooo:rsid="004e0b7d" officeooo:paragraph-rsid="004e0b7d" style:language-asian="zxx" style:country-asian="none" style:language-complex="zxx" style:country-complex="none"/>
    </style:style>
    <style:style style:name="P15" style:family="paragraph" style:parent-style-name="Standard">
      <style:paragraph-properties fo:margin-top="0.0791in" fo:margin-bottom="0.0791in" loext:contextual-spacing="false"/>
      <style:text-properties style:use-window-font-color="true" fo:language="zxx" fo:country="none" style:text-underline-style="none" officeooo:rsid="004e0b7d" officeooo:paragraph-rsid="00a7ca3e" style:language-asian="zxx" style:country-asian="none" style:language-complex="zxx" style:country-complex="none"/>
    </style:style>
    <style:style style:name="P16" style:family="paragraph" style:parent-style-name="Standard">
      <style:paragraph-properties fo:margin-top="0.0791in" fo:margin-bottom="0.0791in" loext:contextual-spacing="false"/>
      <style:text-properties style:use-window-font-color="true" fo:language="zxx" fo:country="none" style:text-underline-style="none" officeooo:rsid="001effa6" officeooo:paragraph-rsid="00fb2f38" style:language-asian="zxx" style:country-asian="none" style:language-complex="zxx" style:country-complex="none"/>
    </style:style>
    <style:style style:name="P17" style:family="paragraph" style:parent-style-name="Standard">
      <style:paragraph-properties fo:margin-top="0.0791in" fo:margin-bottom="0.0791in" loext:contextual-spacing="false"/>
      <style:text-properties fo:color="#3465a4" fo:language="zxx" fo:country="none" style:text-underline-style="solid" style:text-underline-width="auto" style:text-underline-color="font-color" officeooo:rsid="004e0b7d" officeooo:paragraph-rsid="004e0b7d" style:language-asian="zxx" style:country-asian="none" style:language-complex="zxx" style:country-complex="none"/>
    </style:style>
    <style:style style:name="P18" style:family="paragraph" style:parent-style-name="Standard">
      <style:paragraph-properties fo:margin-top="0.0791in" fo:margin-bottom="0.0791in" loext:contextual-spacing="false"/>
      <style:text-properties fo:color="#3465a4" fo:language="zxx" fo:country="none" style:text-underline-style="solid" style:text-underline-width="auto" style:text-underline-color="font-color" officeooo:rsid="004e0b7d" officeooo:paragraph-rsid="00e9e02f" style:language-asian="zxx" style:country-asian="none" style:language-complex="zxx" style:country-complex="none"/>
    </style:style>
    <style:style style:name="P19" style:family="paragraph" style:parent-style-name="Standard">
      <style:paragraph-properties fo:margin-top="0.0791in" fo:margin-bottom="0.0791in" loext:contextual-spacing="false"/>
      <style:text-properties fo:color="#3465a4" fo:language="zxx" fo:country="none" style:text-underline-style="solid" style:text-underline-width="auto" style:text-underline-color="font-color" officeooo:rsid="004e0b7d" officeooo:paragraph-rsid="00ebe8a5" style:language-asian="zxx" style:country-asian="none" style:language-complex="zxx" style:country-complex="none"/>
    </style:style>
    <style:style style:name="P20" style:family="paragraph" style:parent-style-name="Standard">
      <style:paragraph-properties fo:margin-top="0.0791in" fo:margin-bottom="0.0791in" loext:contextual-spacing="false"/>
      <style:text-properties fo:color="#3465a4" fo:language="zxx" fo:country="none" style:text-underline-style="solid" style:text-underline-width="auto" style:text-underline-color="font-color" officeooo:rsid="00e81029" officeooo:paragraph-rsid="00e81029" style:language-asian="zxx" style:country-asian="none" style:language-complex="zxx" style:country-complex="none"/>
    </style:style>
    <style:style style:name="P21" style:family="paragraph" style:parent-style-name="Standard">
      <style:paragraph-properties fo:margin-top="0.0791in" fo:margin-bottom="0.0791in" loext:contextual-spacing="false"/>
      <style:text-properties fo:color="#3465a4" fo:language="zxx" fo:country="none" style:text-underline-style="solid" style:text-underline-width="auto" style:text-underline-color="font-color" officeooo:rsid="001effa6" officeooo:paragraph-rsid="00fb2f38" style:language-asian="zxx" style:country-asian="none" style:language-complex="zxx" style:country-complex="none"/>
    </style:style>
    <style:style style:name="P22" style:family="paragraph" style:parent-style-name="Standard">
      <style:paragraph-properties fo:margin-top="0.0791in" fo:margin-bottom="0.0791in" loext:contextual-spacing="false"/>
      <style:text-properties fo:language="zxx" fo:country="none" officeooo:rsid="001effa6" officeooo:paragraph-rsid="002dea9d" style:language-asian="zxx" style:country-asian="none" style:language-complex="zxx" style:country-complex="none"/>
    </style:style>
    <style:style style:name="P23" style:family="paragraph" style:parent-style-name="Standard">
      <style:paragraph-properties fo:margin-top="0.0791in" fo:margin-bottom="0.0791in" loext:contextual-spacing="false"/>
      <style:text-properties fo:language="zxx" fo:country="none" officeooo:rsid="001effa6" officeooo:paragraph-rsid="00fb2f38" style:language-asian="zxx" style:country-asian="none" style:language-complex="zxx" style:country-complex="none"/>
    </style:style>
    <style:style style:name="P24" style:family="paragraph" style:parent-style-name="Standard">
      <style:paragraph-properties fo:margin-top="0.0791in" fo:margin-bottom="0.0791in" loext:contextual-spacing="false"/>
      <style:text-properties fo:language="zxx" fo:country="none" officeooo:rsid="002dea9d" officeooo:paragraph-rsid="002dea9d" style:language-asian="zxx" style:country-asian="none" style:language-complex="zxx" style:country-complex="none"/>
    </style:style>
    <style:style style:name="P25" style:family="paragraph" style:parent-style-name="Standard">
      <style:paragraph-properties fo:margin-top="0.0791in" fo:margin-bottom="0.0791in" loext:contextual-spacing="false"/>
      <style:text-properties fo:language="zxx" fo:country="none" officeooo:rsid="004e0b7d" officeooo:paragraph-rsid="004e0b7d" style:language-asian="zxx" style:country-asian="none" style:language-complex="zxx" style:country-complex="none"/>
    </style:style>
    <style:style style:name="P26" style:family="paragraph" style:parent-style-name="Standard">
      <style:paragraph-properties fo:margin-top="0.0791in" fo:margin-bottom="0.0791in" loext:contextual-spacing="false"/>
      <style:text-properties fo:color="#c9211e" fo:language="zxx" fo:country="none" style:text-underline-style="solid" style:text-underline-width="auto" style:text-underline-color="font-color" officeooo:rsid="004e0b7d" officeooo:paragraph-rsid="004e0b7d" style:language-asian="zxx" style:country-asian="none" style:language-complex="zxx" style:country-complex="none"/>
    </style:style>
    <style:style style:name="P27" style:family="paragraph" style:parent-style-name="Standard">
      <style:paragraph-properties fo:margin-top="0.0791in" fo:margin-bottom="0.0791in" loext:contextual-spacing="false"/>
      <style:text-properties fo:color="#468a1a" fo:language="zxx" fo:country="none" style:text-underline-style="solid" style:text-underline-width="auto" style:text-underline-color="font-color" officeooo:rsid="004e0b7d" officeooo:paragraph-rsid="004e0b7d" style:language-asian="zxx" style:country-asian="none" style:language-complex="zxx" style:country-complex="none"/>
    </style:style>
    <style:style style:name="P28" style:family="paragraph" style:parent-style-name="Standard">
      <style:paragraph-properties fo:margin-top="0.0791in" fo:margin-bottom="0.0791in" loext:contextual-spacing="false" fo:break-before="page"/>
      <style:text-properties fo:color="#3465a4" fo:language="zxx" fo:country="none" style:text-underline-style="solid" style:text-underline-width="auto" style:text-underline-color="font-color" officeooo:rsid="004e0b7d" officeooo:paragraph-rsid="004e0b7d" style:language-asian="zxx" style:country-asian="none" style:language-complex="zxx" style:country-complex="none"/>
    </style:style>
    <style:style style:name="P29" style:family="paragraph" style:parent-style-name="Standard">
      <style:paragraph-properties fo:margin-top="0.0398in" fo:margin-bottom="0.0398in" loext:contextual-spacing="false"/>
      <style:text-properties fo:color="#3465a4" fo:language="zxx" fo:country="none" style:text-underline-style="solid" style:text-underline-width="auto" style:text-underline-color="font-color" officeooo:rsid="001effa6" officeooo:paragraph-rsid="002dea9d" style:language-asian="zxx" style:country-asian="none" style:language-complex="zxx" style:country-complex="none"/>
    </style:style>
    <style:style style:name="P30" style:family="paragraph" style:parent-style-name="Standard">
      <style:paragraph-properties fo:margin-top="0.0398in" fo:margin-bottom="0.0398in" loext:contextual-spacing="false"/>
      <style:text-properties fo:color="#3465a4" fo:language="zxx" fo:country="none" style:text-underline-style="solid" style:text-underline-width="auto" style:text-underline-color="font-color" officeooo:rsid="001effa6" officeooo:paragraph-rsid="00311178" style:language-asian="zxx" style:country-asian="none" style:language-complex="zxx" style:country-complex="none"/>
    </style:style>
    <style:style style:name="P31" style:family="paragraph" style:parent-style-name="Standard">
      <style:paragraph-properties fo:margin-top="0.0398in" fo:margin-bottom="0.0398in" loext:contextual-spacing="false"/>
      <style:text-properties fo:language="zxx" fo:country="none" officeooo:rsid="009514a4" officeooo:paragraph-rsid="009514a4" style:language-asian="zxx" style:country-asian="none" style:language-complex="zxx" style:country-complex="none"/>
    </style:style>
    <style:style style:name="P32" style:family="paragraph" style:parent-style-name="Standard">
      <style:paragraph-properties fo:margin-top="0.1189in" fo:margin-bottom="0.1189in" loext:contextual-spacing="false"/>
      <style:text-properties fo:language="zxx" fo:country="none" officeooo:rsid="001effa6" officeooo:paragraph-rsid="002dea9d" style:language-asian="zxx" style:country-asian="none" style:language-complex="zxx" style:country-complex="none"/>
    </style:style>
    <style:style style:name="P33" style:family="paragraph" style:parent-style-name="Standard">
      <style:paragraph-properties fo:margin-top="0.1189in" fo:margin-bottom="0.1189in" loext:contextual-spacing="false"/>
      <style:text-properties fo:language="zxx" fo:country="none" officeooo:rsid="001effa6" officeooo:paragraph-rsid="00fb2f38" style:language-asian="zxx" style:country-asian="none" style:language-complex="zxx" style:country-complex="none"/>
    </style:style>
    <style:style style:name="P34" style:family="paragraph" style:parent-style-name="Standard">
      <style:paragraph-properties fo:margin-top="0.1189in" fo:margin-bottom="0.1189in" loext:contextual-spacing="false"/>
      <style:text-properties fo:language="zxx" fo:country="none" officeooo:rsid="00831888" officeooo:paragraph-rsid="00831888" style:language-asian="zxx" style:country-asian="none" style:language-complex="zxx" style:country-complex="none"/>
    </style:style>
    <style:style style:name="P35" style:family="paragraph" style:parent-style-name="Standard">
      <style:paragraph-properties fo:margin-top="0.1189in" fo:margin-bottom="0.1189in" loext:contextual-spacing="false"/>
      <style:text-properties fo:color="#3465a4" fo:language="zxx" fo:country="none" style:text-underline-style="solid" style:text-underline-width="auto" style:text-underline-color="font-color" officeooo:rsid="009514a4" officeooo:paragraph-rsid="009514a4" style:language-asian="zxx" style:country-asian="none" style:language-complex="zxx" style:country-complex="none"/>
    </style:style>
    <style:style style:name="P36" style:family="paragraph" style:parent-style-name="Standard">
      <style:paragraph-properties fo:break-before="page"/>
      <style:text-properties fo:language="zxx" fo:country="none" officeooo:rsid="002dea9d" officeooo:paragraph-rsid="002dea9d" style:language-asian="zxx" style:country-asian="none" style:language-complex="zxx" style:country-complex="none"/>
    </style:style>
    <style:style style:name="P37" style:family="paragraph" style:parent-style-name="Standard" style:list-style-name="L1">
      <style:paragraph-properties fo:margin-top="0.0791in" fo:margin-bottom="0.0791in" loext:contextual-spacing="false"/>
      <style:text-properties officeooo:paragraph-rsid="004e0b7d"/>
    </style:style>
    <style:style style:name="T1" style:family="text">
      <style:text-properties officeooo:rsid="0020781e"/>
    </style:style>
    <style:style style:name="T2" style:family="text">
      <style:text-properties officeooo:rsid="00242481"/>
    </style:style>
    <style:style style:name="T3" style:family="text">
      <style:text-properties officeooo:rsid="002aeeec"/>
    </style:style>
    <style:style style:name="T4" style:family="text">
      <style:text-properties officeooo:rsid="002dea9d"/>
    </style:style>
    <style:style style:name="T5" style:family="text">
      <style:text-properties officeooo:rsid="002ff3c7"/>
    </style:style>
    <style:style style:name="T6" style:family="text">
      <style:text-properties officeooo:rsid="00311178"/>
    </style:style>
    <style:style style:name="T7" style:family="text">
      <style:text-properties officeooo:rsid="00325e2e"/>
    </style:style>
    <style:style style:name="T8" style:family="text">
      <style:text-properties officeooo:rsid="0039c4c2"/>
    </style:style>
    <style:style style:name="T9" style:family="text">
      <style:text-properties officeooo:rsid="005b566a"/>
    </style:style>
    <style:style style:name="T10" style:family="text">
      <style:text-properties officeooo:rsid="00636699"/>
    </style:style>
    <style:style style:name="T11" style:family="text">
      <style:text-properties officeooo:rsid="006579d7"/>
    </style:style>
    <style:style style:name="T12" style:family="text">
      <style:text-properties officeooo:rsid="006a7bd3"/>
    </style:style>
    <style:style style:name="T13" style:family="text">
      <style:text-properties officeooo:rsid="0078072e"/>
    </style:style>
    <style:style style:name="T14" style:family="text">
      <style:text-properties fo:language="zxx" fo:country="none" style:language-asian="zxx" style:country-asian="none" style:language-complex="zxx" style:country-complex="none"/>
    </style:style>
    <style:style style:name="T15" style:family="text">
      <style:text-properties officeooo:rsid="007bdc17"/>
    </style:style>
    <style:style style:name="T16" style:family="text">
      <style:text-properties officeooo:rsid="00a11e8f"/>
    </style:style>
    <style:style style:name="T17" style:family="text">
      <style:text-properties fo:color="#3465a4" style:text-underline-style="solid" style:text-underline-width="auto" style:text-underline-color="font-color"/>
    </style:style>
    <style:style style:name="T18" style:family="text">
      <style:text-properties fo:color="#3465a4" style:text-underline-style="solid" style:text-underline-width="auto" style:text-underline-color="font-color" officeooo:rsid="00484ce6"/>
    </style:style>
    <style:style style:name="T19" style:family="text">
      <style:text-properties fo:color="#3465a4" style:text-underline-style="solid" style:text-underline-width="auto" style:text-underline-color="font-color" officeooo:rsid="004abf8d"/>
    </style:style>
    <style:style style:name="T20" style:family="text">
      <style:text-properties fo:color="#3465a4" style:text-underline-style="solid" style:text-underline-width="auto" style:text-underline-color="font-color" officeooo:rsid="006d62f0"/>
    </style:style>
    <style:style style:name="T21" style:family="text">
      <style:text-properties officeooo:rsid="00b4f6de"/>
    </style:style>
    <style:style style:name="T22" style:family="text">
      <style:text-properties officeooo:rsid="00b551ea"/>
    </style:style>
    <style:style style:name="T23" style:family="text">
      <style:text-properties officeooo:rsid="00ba6eac"/>
    </style:style>
    <style:style style:name="T24" style:family="text">
      <style:text-properties officeooo:rsid="00cb1ba7"/>
    </style:style>
    <style:style style:name="T25" style:family="text">
      <style:text-properties style:use-window-font-color="true" fo:language="zxx" fo:country="none" style:text-underline-style="none" officeooo:rsid="004e0b7d" style:language-asian="zxx" style:country-asian="none" style:language-complex="zxx" style:country-complex="none"/>
    </style:style>
    <style:style style:name="T26" style:family="text">
      <style:text-properties style:use-window-font-color="true" fo:language="zxx" fo:country="none" style:text-underline-style="none" officeooo:rsid="00d2d91c" style:language-asian="zxx" style:country-asian="none" style:language-complex="zxx" style:country-complex="none"/>
    </style:style>
    <style:style style:name="T27" style:family="text">
      <style:text-properties officeooo:rsid="00d5d72e"/>
    </style:style>
    <style:style style:name="T28" style:family="text">
      <style:text-properties officeooo:rsid="00d637fc"/>
    </style:style>
    <style:style style:name="T29" style:family="text">
      <style:text-properties officeooo:rsid="00da7662"/>
    </style:style>
    <style:style style:name="T30" style:family="text">
      <style:text-properties officeooo:rsid="00de77e6"/>
    </style:style>
    <style:style style:name="T31" style:family="text">
      <style:text-properties officeooo:rsid="00dfed44"/>
    </style:style>
    <style:style style:name="T32" style:family="text">
      <style:text-properties officeooo:rsid="00e765a1"/>
    </style:style>
    <style:style style:name="T33" style:family="text">
      <style:text-properties officeooo:rsid="00e9e02f"/>
    </style:style>
    <style:style style:name="T34" style:family="text">
      <style:text-properties officeooo:rsid="00ebe8a5"/>
    </style:style>
    <style:style style:name="T35" style:family="text">
      <style:text-properties officeooo:rsid="00f365bb"/>
    </style:style>
    <style:style style:name="T36" style:family="text">
      <style:text-properties officeooo:rsid="00f9f8e3"/>
    </style:style>
    <style:style style:name="T37" style:family="text">
      <style:text-properties officeooo:rsid="00fa4e15"/>
    </style:style>
    <style:style style:name="T38" style:family="text">
      <style:text-properties officeooo:rsid="0100eb6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is document aim to guide how to package and install a smart contract into network. Mr. Le Hai Trieu, please remember to prefer and update this document oftenly</text:p>
      <text:p text:style-name="P35">- bring network down and up:</text:p>
      <text:p text:style-name="P31">./network.sh down</text:p>
      <text:p text:style-name="P31">./network.sh up createChannel</text:p>
      <text:p text:style-name="P34">Mr. Trieu, please note that you need to locate to test-network folder </text:p>
      <text:p text:style-name="P11">cd ../../test-network</text:p>
      <text:p text:style-name="P11">export PATH=${PWD}/../bin:$PATH</text:p>
      <text:p text:style-name="P11">export FABRIC_CFG_PATH=$PWD/../config/</text:p>
      <text:p text:style-name="P11">peer version</text:p>
      <text:p text:style-name="P2"/>
      <text:p text:style-name="P9">- <text:span text:style-name="T1">package the contract:</text:span></text:p>
      <text:p text:style-name="P2">peer lifecycle chaincode package b<text:span text:style-name="T27">lood</text:span>.tar.gz --path ../bloody-blockchain/ --lang node --label b<text:span text:style-name="T28">lood</text:span>_1.0</text:p>
      <text:p text:style-name="P2"/>
      <text:p text:style-name="P3"><text:span text:style-name="T1">[</text:span>basic.tar.gz<text:span text:style-name="T2">]: </text:span><text:span text:style-name="T3">name of the package use for install </text:span></text:p>
      <text:p text:style-name="P4"><text:span text:style-name="T1">[</text:span>../asset-transfer-basic/chaincode-javascript/<text:span text:style-name="T1">]: </text:span><text:span text:style-name="T4">path to index file of the contract</text:span></text:p>
      <text:p text:style-name="P4"/>
      <text:p text:style-name="P4"/>
      <text:p text:style-name="P29">- <text:span text:style-name="T5">set the environment variable point to org1:</text:span></text:p>
      <text:p text:style-name="P5">export CORE_PEER_TLS_ENABLED=true</text:p>
      <text:p text:style-name="P5">export CORE_PEER_LOCALMSPID="Org1MSP"</text:p>
      <text:p text:style-name="P22">export CORE_PEER_TLS_ROOTCERT_FILE=${PWD}/organizations/peerOrganizations/org1.example.com/peers/peer0.org1.example.com/tls/ca.crt</text:p>
      <text:p text:style-name="P32">export CORE_PEER_MSPCONFIGPATH=${PWD}/organizations/peerOrganizations/org1.example.com/users/Admin@org1.example.com/msp</text:p>
      <text:p text:style-name="P4">export CORE_PEER_ADDRESS=localhost:7051</text:p>
      <text:p text:style-name="P4"/>
      <text:p text:style-name="P10">- <text:span text:style-name="T7">install the package file of chaincode:</text:span></text:p>
      <text:p text:style-name="P4">peer lifecycle chaincode install b<text:span text:style-name="T28">lood</text:span>.tar.gz</text:p>
      <text:p text:style-name="P4"/>
      <text:p text:style-name="P30">- <text:span text:style-name="T5">set the environment variable point to org</text:span><text:span text:style-name="T6">2</text:span><text:span text:style-name="T5">:</text:span></text:p>
      <text:p text:style-name="P22">export CORE_PEER_LOCALMSPID="Org2MSP"</text:p>
      <text:p text:style-name="P32">export CORE_PEER_TLS_ROOTCERT_FILE=${PWD}/organizations/peerOrganizations/org2.example.com/peers/peer0.org2.example.com/tls/ca.crt</text:p>
      <text:p text:style-name="P32">export CORE_PEER_MSPCONFIGPATH=${PWD}/organizations/peerOrganizations/org2.example.com/users/Admin@org2.example.com/msp</text:p>
      <text:p text:style-name="P4"><text:soft-page-break/>export CORE_PEER_ADDRESS=localhost:9051</text:p>
      <text:p text:style-name="P4"/>
      <text:p text:style-name="P10">- install <text:span text:style-name="T16">chaincode on org2 again:</text:span></text:p>
      <text:p text:style-name="P13">peer lifecycle chaincode install <text:span text:style-name="T28">blood</text:span>.tar.gz</text:p>
      <text:p text:style-name="P13"/>
      <text:p text:style-name="P10">- <text:span text:style-name="T8">a</text:span>pprove a chaincode definition:</text:p>
      <text:p text:style-name="P13"/>
      <text:p text:style-name="P13">peer lifecycle chaincode queryinstalled</text:p>
      <text:p text:style-name="P6"/>
      <text:p text:style-name="P7">=&gt; this command will return the id of chaincode has been installed</text:p>
      <text:p text:style-name="P12"/>
      <text:p text:style-name="P7"><text:span text:style-name="T17">- after, you need to specify th</text:span><text:span text:style-name="T18">at id to approve it, </text:span><text:span text:style-name="T19">save it as a variable environment</text:span></text:p>
      <text:p text:style-name="P24">export CC_PACKAGE_ID=basic_1.0:69de748301770f6ef64b42aa6bb6cb291df20aa39542c3ef94008615704007f3</text:p>
      <text:p text:style-name="P25">[id]: copy and place your chaincode id in the []</text:p>
      <text:p text:style-name="P17">- <text:span text:style-name="T9">approve the chaincode </text:span><text:span text:style-name="T10">in org2</text:span><text:span text:style-name="T9">:</text:span></text:p>
      <text:p text:style-name="P25">peer lifecycle chaincode approveformyorg -o localhost:7050 --ordererTLSHostnameOverride orderer.example.com --channelID mychannel --name b<text:span text:style-name="T28">lood</text:span> --version 1.0 --package-id $CC_PACKAGE_ID --sequence 1 --tls --cafile "${PWD}/organizations/ordererOrganizations/example.com/orderers/orderer.example.com/msp/tlscacerts/tlsca.example.com-cert.pem"</text:p>
      <text:p text:style-name="P25"/>
      <text:p text:style-name="P17">- <text:span text:style-name="T10">set the environment to org1 to approve it:</text:span></text:p>
      <text:p text:style-name="P14">export CORE_PEER_LOCALMSPID="Org1MSP"</text:p>
      <text:p text:style-name="P14">export CORE_PEER_MSPCONFIGPATH=${PWD}/organizations/peerOrganizations/org1.example.com/users/Admin@org1.example.com/msp</text:p>
      <text:p text:style-name="P14">export CORE_PEER_TLS_ROOTCERT_FILE=${PWD}/organizations/peerOrganizations/org1.example.com/peers/peer0.org1.example.com/tls/ca.crt</text:p>
      <text:p text:style-name="P14">export CORE_PEER_ADDRESS=localhost:7051</text:p>
      <text:p text:style-name="P17">- <text:span text:style-name="T12">approve it as org1</text:span><text:span text:style-name="T11">:</text:span></text:p>
      <text:p text:style-name="P14">peer lifecycle chaincode approveformyorg -o localhost:7050 --ordererTLSHostnameOverride orderer.example.com --channelID mychannel --name <text:span text:style-name="T29">blood</text:span> --version 1.0 --package-id $CC_PACKAGE_ID --sequence 1 --tls --cafile "${PWD}/organizations/ordererOrganizations/example.com/orderers/orderer.example.com/msp/tlscacerts/tlsca.example.com-cert.pem"</text:p>
      <text:p text:style-name="P17"/>
      <text:p text:style-name="P28">- <text:span text:style-name="T12">commit the chaincode:</text:span></text:p>
      <text:p text:style-name="P15">peer lifecycle chaincode commit -o localhost:7050 --ordererTLSHostnameOverride orderer.example.com --channelID mychannel --name <text:span text:style-name="T29">blood</text:span> --version 1.0 --sequence 1 --tls --cafile "${PWD}/organizations/ordererOrganizations/example.com/orderers/orderer.example.com/msp/tlscacerts/tlsca.example.com-cert.pem" --peerAddresses localhost:7051 --tlsRootCertFiles "${PWD}/organizations/peerOrganizations/org1.example.com/peers/peer0.org1.example.com/tls/ca.crt" --peerAddresses localhost:9051 --tlsRootCertFiles "${PWD}/organizations/peerOrganizations/org2.example.com/peers/peer0.org2.example.com/tls/ca.crt"</text:p>
      <text:p text:style-name="P15"><text:span text:style-name="T17">- </text:span><text:span text:style-name="T20">after commit, use this command to confirm that your chaincode has been commit successfully:</text:span></text:p>
      <text:p text:style-name="P14">peer lifecycle chaincode querycommitted --channelID mychannel --name b<text:span text:style-name="T30">lood</text:span> --cafile "${PWD}/organizations/ordererOrganizations/example.com/orderers/orderer.example.com/msp/tlscacerts/tlsca.example.com-cert.pem"</text:p>
      <text:p text:style-name="P17">- invoking <text:span text:style-name="T13">the chaincode:</text:span></text:p>
      <text:p text:style-name="P17">**<text:span text:style-name="T24">note: we need to call the init function of the chaincode before calling or query any function of chaincode</text:span></text:p>
      <text:p text:style-name="P14">peer chaincode invoke -o localhost:7050 --ordererTLSHostnameOverride orderer.example.com --tls --cafile "${PWD}/organizations/ordererOrganizations/example.com/orderers/orderer.example.com/msp/tlscacerts/tlsca.example.com-cert.pem" -C mychannel -n b<text:span text:style-name="T31">lood</text:span> --peerAddresses localhost:7051 --tlsRootCertFiles "${PWD}/organizations/peerOrganizations/org1.example.com/peers/peer0.org1.example.com/tls/ca.crt" --peerAddresses localhost:9051 --tlsRootCertFiles "${PWD}/organizations/peerOrganizations/org2.example.com/peers/peer0.org2.example.com/tls/ca.crt" -c '{"function":"instantiate","Args":[]}'</text:p>
      <text:p text:style-name="P26">+ in <text:span text:style-name="T21">blood contract:</text:span></text:p>
      <text:p text:style-name="P14">peer chaincode invoke -o localhost:7050 --ordererTLSHostnameOverride orderer.example.com --tls --cafile "${PWD}/organizations/ordererOrganizations/example.com/orderers/orderer.example.com/msp/tlscacerts/tlsca.example.com-cert.pem" -C mychannel -n blood --peerAddresses localhost:7051 --tlsRootCertFiles "${PWD}/organizations/peerOrganizations/org1.example.com/peers/peer0.org1.example.com/tls/ca.crt" --peerAddresses localhost:9051 --tlsRootCertFiles "${PWD}/organizations/peerOrganizations/org2.example.com/peers/peer0.org2.example.com/tls/ca.crt" -c '{"function":"createProfile","Args":["20033078","Trieu","25","19960327","AB","5"]}'</text:p>
      <text:p text:style-name="P17">- <text:span text:style-name="T15">query function:</text:span></text:p>
      <text:p text:style-name="P14">peer chaincode query -C mychannel -n <text:span text:style-name="T31">blood</text:span>-c '{"Args":[" "]}'</text:p>
      <text:p text:style-name="P26">+ in <text:span text:style-name="T22">blood contract:</text:span></text:p>
      <text:list xml:id="list2393123535" text:style-name="L1">
        <text:list-item>
          <text:p text:style-name="P37"><text:span text:style-name="T25">peer chaincode query -C mychannel -n blood -c '{"Args":["queryProfile","</text:span><text:span text:style-name="T26">20033078</text:span><text:span text:style-name="T25">"]}'</text:span></text:p>
        </text:list-item>
      </text:list>
      <text:p text:style-name="P17"><text:soft-page-break/>** <text:span text:style-name="T23">please note that, you have to </text:span><text:span text:style-name="T32">set the following variable environment</text:span><text:span text:style-name="T23"> to access peer cli </text:span><text:span text:style-name="T32">command </text:span><text:span text:style-name="T23">to run peer command</text:span></text:p>
      <text:p text:style-name="P20">- add peer tool to $PATH variable, peer tool is located on "bin" directory of fabric-samples</text:p>
      <text:p text:style-name="P14">export PATH=${PWD}/../bin:$PATH</text:p>
      <text:p text:style-name="P18">- <text:span text:style-name="T33">set value of </text:span>FABRIC_CFG_PATH <text:span text:style-name="T33">variable point to config directory</text:span></text:p>
      <text:p text:style-name="P14">export FABRIC_CFG_PATH=$PWD/../config/</text:p>
      <text:p text:style-name="P19">- <text:span text:style-name="T34">set value of <text:s/></text:span>CORE_PEER_TLS_ENABLED</text:p>
      <text:p text:style-name="P14">export CORE_PEER_TLS_ENABLED=true</text:p>
      <text:p text:style-name="P17">- after <text:span text:style-name="T35">that, set the following environment variable point to data of your org</text:span></text:p>
      <text:p text:style-name="P27">+ <text:span text:style-name="T36">for org1</text:span></text:p>
      <text:p text:style-name="P14">export CORE_PEER_LOCALMSPID="Org1MSP"</text:p>
      <text:p text:style-name="P14">export CORE_PEER_TLS_ROOTCERT_FILE=${PWD}/organizations/peerOrganizations/org1.example.com/peers/peer0.org1.example.com/tls/ca.crt</text:p>
      <text:p text:style-name="P14">export CORE_PEER_MSPCONFIGPATH=${PWD}/organizations/peerOrganizations/org1.example.com/users/Admin@org1.example.com/msp</text:p>
      <text:p text:style-name="P14">export CORE_PEER_ADDRESS=localhost:7051</text:p>
      <text:p text:style-name="P27">+ <text:span text:style-name="T37">for org2</text:span></text:p>
      <text:p text:style-name="P23">export CORE_PEER_LOCALMSPID="Org2MSP"</text:p>
      <text:p text:style-name="P33">export CORE_PEER_TLS_ROOTCERT_FILE=${PWD}/organizations/peerOrganizations/org2.example.com/peers/peer0.org2.example.com/tls/ca.crt</text:p>
      <text:p text:style-name="P33">export CORE_PEER_MSPCONFIGPATH=${PWD}/organizations/peerOrganizations/org2.example.com/users/Admin@org2.example.com/msp</text:p>
      <text:p text:style-name="P16">export CORE_PEER_ADDRESS=localhost:9051</text:p>
      <text:p text:style-name="P16"/>
      <text:p text:style-name="P21">- <text:span text:style-name="T38">caliper run benchmark</text:span></text:p>
      <text:p text:style-name="P16">npx caliper launch manager --caliper-workspace ./ --caliper-networkconfig networks/networkConfig.yaml --caliper-benchconfig benchmarks/myAssetBenchmark.yaml --caliper-flow-only-test --caliper-fabric-gateway-enabled</text:p>
      <text:p text:style-name="P36">hyperledger link:</text:p>
      <text:p text:style-name="P1"><text:a xlink:type="simple" xlink:href="https://hyperledger-fabric.readthedocs.io/en/latest/deploy_chaincode.html" text:style-name="Internet_20_link" text:visited-style-name="Visited_20_Internet_20_Link"><text:span text:style-name="T14">https://hyperledger-fabric.readthedocs.io/en/latest/deploy_chaincode.html</text:span></text:a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8T15:11:17.787905087</meta:creation-date>
    <dc:date>2021-09-27T12:36:31.290584334</dc:date>
    <meta:editing-duration>PT4H15M57S</meta:editing-duration>
    <meta:editing-cycles>70</meta:editing-cycles>
    <meta:generator>LibreOffice/6.4.7.2$Linux_X86_64 LibreOffice_project/40$Build-2</meta:generator>
    <meta:document-statistic meta:table-count="0" meta:image-count="0" meta:object-count="0" meta:page-count="5" meta:paragraph-count="78" meta:word-count="589" meta:character-count="7046" meta:non-whitespace-character-count="6585"/>
  </office:meta>
</office:document-meta>
</file>